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(ghetto-blasterz)" svg:font-family="(ghetto-blasterz)" style:font-pitch="variable" style:font-charset="x-symbol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 fo:padding="0.074cm" fo:border-left="none" fo:border-right="none" fo:border-top="none" fo:border-bottom="0.002cm solid #000000" style:join-border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row>
          <table:table-cell table:style-name="Tabla1.A1" table:number-columns-spanned="2" office:value-type="string">
            <text:p text:style-name="P5">[informe.Nombre]<text:line-break/>[establecimiento.Nombre]<text:line-break/><text:span text:style-name="T2">SALARIO FAMILIAR</text:span></text:p>
            <text:p text:style-name="P4"><text:line-break/><text:tab/>Se hace constar que [alumno.Apellido] [alumno.Nombre] DNI [alumno.NroDocumento] es alumno/a de [division.Año] año [division.Descripcion], en este establecimiento y concurre en los turnos [variable.turnos].<text:line-break/><text:tab/>A pedido del interesado se extiende la presente cosntancia en la ciudad de Bueno Aires a los [variable.dia] días del mes de [variable.mes] de [variable.anio] para ser presentada ante las autoridades de [variable.lugar].<text:line-break/></text:p>
          </table:table-cell>
          <table:covered-table-cell/>
        </table:table-row>
        <table:table-row>
          <table:table-cell table:style-name="Tabla1.A2" office:value-type="string">
            <text:p text:style-name="P6"/>
            <text:p text:style-name="P6"/>
            <text:p text:style-name="P7">SELLO</text:p>
          </table:table-cell>
          <table:table-cell table:style-name="Tabla1.B2" office:value-type="string">
            <text:p text:style-name="P8"><text:line-break/></text:p>
            <text:p text:style-name="P7"/>
            <text:p text:style-name="P7">Firma autorizada</text:p>
          </table:table-cell>
        </table:table-row>
      </table:table>
      <text:p text:style-name="P1"><text:line-break/></text:p>
      <text:p text:style-name="P2"><text:line-break/><text:line-break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(ghetto-blasterz)" svg:font-family="(ghetto-blasterz)" style:font-pitch="variable" style:font-charset="x-symbol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7-10-17T15:49:44</meta:creation-date>
    <dc:date>2009-05-11T17:26:49</dc:date>
    <dc:language>es-AR</dc:language>
    <meta:editing-cycles>10</meta:editing-cycles>
    <meta:editing-duration>PT01H05M55S</meta:editing-duration>
    <meta:document-statistic meta:table-count="1" meta:image-count="0" meta:object-count="0" meta:page-count="1" meta:paragraph-count="7" meta:word-count="63" meta:character-count="512"/>
    <meta:user-defined meta:name="Info 1"/>
    <meta:user-defined meta:name="Info 2"/>
    <meta:user-defined meta:name="Info 3"/>
    <meta:user-defined meta:name="Info 4"/>
  </office:meta>
</office:document-meta>
</file>